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30ef" officeooo:paragraph-rsid="000730ef"/>
    </style:style>
    <style:style style:name="P2" style:family="paragraph" style:parent-style-name="Standard">
      <style:text-properties officeooo:rsid="000c1b45" officeooo:paragraph-rsid="000c1b45"/>
    </style:style>
    <style:style style:name="P3" style:family="paragraph" style:parent-style-name="Standard">
      <style:text-properties officeooo:rsid="000d72e3" officeooo:paragraph-rsid="000d72e3"/>
    </style:style>
    <style:style style:name="P4" style:family="paragraph" style:parent-style-name="Standard">
      <style:text-properties officeooo:rsid="000e8b68" officeooo:paragraph-rsid="000e8b68"/>
    </style:style>
    <style:style style:name="P5" style:family="paragraph" style:parent-style-name="Standard">
      <style:text-properties officeooo:rsid="000fc52f" officeooo:paragraph-rsid="000fc52f"/>
    </style:style>
    <style:style style:name="P6" style:family="paragraph" style:parent-style-name="Standard" style:list-style-name="L1">
      <style:text-properties officeooo:rsid="00077263" officeooo:paragraph-rsid="00077263"/>
    </style:style>
    <style:style style:name="P7" style:family="paragraph" style:parent-style-name="Standard" style:list-style-name="L1">
      <style:text-properties officeooo:rsid="00129ef1" officeooo:paragraph-rsid="00163624"/>
    </style:style>
    <style:style style:name="P8" style:family="paragraph" style:parent-style-name="Standard" style:list-style-name="L4">
      <style:text-properties officeooo:rsid="00129ef1" officeooo:paragraph-rsid="00163624"/>
    </style:style>
    <style:style style:name="P9" style:family="paragraph" style:parent-style-name="Standard">
      <style:text-properties officeooo:rsid="00129ef1" officeooo:paragraph-rsid="00163624"/>
    </style:style>
    <style:style style:name="P10" style:family="paragraph" style:parent-style-name="Standard" style:list-style-name="L1">
      <style:text-properties officeooo:rsid="0008d786" officeooo:paragraph-rsid="00163624"/>
    </style:style>
    <style:style style:name="P11" style:family="paragraph" style:parent-style-name="Standard" style:list-style-name="L1">
      <style:text-properties officeooo:rsid="0013054b" officeooo:paragraph-rsid="0013054b"/>
    </style:style>
    <style:style style:name="P12" style:family="paragraph" style:parent-style-name="Standard" style:list-style-name="L1">
      <style:text-properties officeooo:rsid="000a611d" officeooo:paragraph-rsid="00163624"/>
    </style:style>
    <style:style style:name="P13" style:family="paragraph" style:parent-style-name="Standard" style:list-style-name="L1">
      <style:text-properties officeooo:rsid="000c1b45" officeooo:paragraph-rsid="00163624"/>
    </style:style>
    <style:style style:name="P14" style:family="paragraph" style:parent-style-name="Standard" style:list-style-name="L2">
      <style:text-properties officeooo:rsid="000c1b45" officeooo:paragraph-rsid="00163624"/>
    </style:style>
    <style:style style:name="P15" style:family="paragraph" style:parent-style-name="Standard" style:list-style-name="L2">
      <style:text-properties officeooo:rsid="000c2121" officeooo:paragraph-rsid="000c2121"/>
    </style:style>
    <style:style style:name="P16" style:family="paragraph" style:parent-style-name="Standard" style:list-style-name="L2">
      <style:text-properties officeooo:rsid="00145bc9" officeooo:paragraph-rsid="00163624"/>
    </style:style>
    <style:style style:name="P17" style:family="paragraph" style:parent-style-name="Standard" style:list-style-name="L3">
      <style:text-properties officeooo:rsid="00145bc9" officeooo:paragraph-rsid="00163624"/>
    </style:style>
    <style:style style:name="P18" style:family="paragraph" style:parent-style-name="Standard" style:list-style-name="L3">
      <style:text-properties officeooo:rsid="000e8b68" officeooo:paragraph-rsid="00163624"/>
    </style:style>
    <style:style style:name="P19" style:family="paragraph" style:parent-style-name="Standard" style:list-style-name="L4">
      <style:text-properties officeooo:rsid="000fc52f" officeooo:paragraph-rsid="00163624"/>
    </style:style>
    <style:style style:name="P20" style:family="paragraph" style:parent-style-name="Standard" style:list-style-name="L4">
      <style:text-properties officeooo:rsid="001141ce" officeooo:paragraph-rsid="00163624"/>
    </style:style>
    <style:style style:name="P21" style:family="paragraph" style:parent-style-name="Standard">
      <style:text-properties officeooo:rsid="00163624" officeooo:paragraph-rsid="00163624"/>
    </style:style>
    <style:style style:name="T1" style:family="text">
      <style:text-properties officeooo:rsid="00163624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officeooo:rsid="00163624"/>
    </style:style>
    <style:style style:name="T4" style:family="text">
      <style:text-properties officeooo:rsid="00077263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 text:start-value="1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postas do teste final do curso de sql</text:p>
      <text:p text:style-name="P1"/>
      <text:p text:style-name="P1">Formando: Arlindo Júlio Cesário de Souza Junior</text:p>
      <text:p text:style-name="P1"/>
      <text:p text:style-name="P2">Grupo 1</text:p>
      <text:p text:style-name="P2"/>
      <text:list xml:id="list2587971206" text:style-name="L1">
        <text:list-item>
          <text:p text:style-name="P6">c - <text:span text:style-name="T1">certo</text:span></text:p>
        </text:list-item>
        <text:list-item>
          <text:p text:style-name="P7">c <text:span text:style-name="T4">- </text:span><text:span text:style-name="T1">certo</text:span></text:p>
        </text:list-item>
        <text:list-item>
          <text:p text:style-name="P7">a <text:span text:style-name="T4">- </text:span><text:span text:style-name="T1">certo</text:span></text:p>
        </text:list-item>
        <text:list-item>
          <text:p text:style-name="P10">b <text:span text:style-name="T4">- </text:span><text:span text:style-name="T1">certo</text:span></text:p>
        </text:list-item>
        <text:list-item>
          <text:p text:style-name="P11"><text:span text:style-name="T2">b – </text:span><text:span text:style-name="T3">errado (a)certo</text:span></text:p>
        </text:list-item>
        <text:list-item>
          <text:p text:style-name="P12">a <text:span text:style-name="T4">- </text:span><text:span text:style-name="T1">certo</text:span></text:p>
        </text:list-item>
        <text:list-item>
          <text:p text:style-name="P12">c <text:span text:style-name="T4">- </text:span><text:span text:style-name="T1">certo</text:span></text:p>
        </text:list-item>
        <text:list-item>
          <text:p text:style-name="P13">c <text:span text:style-name="T4">- </text:span><text:span text:style-name="T1">certo</text:span></text:p>
        </text:list-item>
      </text:list>
      <text:p text:style-name="P1"/>
      <text:p text:style-name="P2">Grupo 2</text:p>
      <text:p text:style-name="P2"/>
      <text:list xml:id="list3816613582" text:style-name="L2">
        <text:list-item>
          <text:p text:style-name="P14">b <text:span text:style-name="T4">- </text:span><text:span text:style-name="T1">certo</text:span></text:p>
        </text:list-item>
        <text:list-item>
          <text:p text:style-name="P15"><text:span text:style-name="T2">c –</text:span><text:span text:style-name="T3"> errado (b)certo</text:span></text:p>
        </text:list-item>
        <text:list-item>
          <text:p text:style-name="P15"><text:span text:style-name="T2">b – </text:span><text:span text:style-name="T3">errado (c)certo</text:span></text:p>
        </text:list-item>
        <text:list-item>
          <text:p text:style-name="P16">a <text:span text:style-name="T4">- </text:span><text:span text:style-name="T1">certo</text:span></text:p>
        </text:list-item>
      </text:list>
      <text:p text:style-name="P3"/>
      <text:p text:style-name="P3">Grupo 3</text:p>
      <text:p text:style-name="P3"/>
      <text:list xml:id="list2162566377" text:style-name="L3">
        <text:list-item>
          <text:p text:style-name="P17">b <text:span text:style-name="T4">- </text:span><text:span text:style-name="T1">certo</text:span></text:p>
        </text:list-item>
        <text:list-item>
          <text:p text:style-name="P18">a <text:span text:style-name="T4">- </text:span><text:span text:style-name="T1">certo</text:span></text:p>
        </text:list-item>
        <text:list-item>
          <text:p text:style-name="P18">c <text:span text:style-name="T4">- </text:span><text:span text:style-name="T1">certo</text:span></text:p>
        </text:list-item>
        <text:list-item>
          <text:p text:style-name="P18">c <text:span text:style-name="T4">- </text:span><text:span text:style-name="T1">certo</text:span></text:p>
        </text:list-item>
      </text:list>
      <text:p text:style-name="P4"/>
      <text:p text:style-name="P5">Grupo 4</text:p>
      <text:p text:style-name="P5"/>
      <text:list xml:id="list588831711" text:style-name="L4">
        <text:list-item>
          <text:p text:style-name="P19">b <text:span text:style-name="T4">- </text:span><text:span text:style-name="T1">certo</text:span></text:p>
        </text:list-item>
        <text:list-item>
          <text:p text:style-name="P20">c <text:span text:style-name="T4">- </text:span><text:span text:style-name="T1">certo</text:span></text:p>
        </text:list-item>
        <text:list-item>
          <text:p text:style-name="P20">c <text:span text:style-name="T4">- </text:span><text:span text:style-name="T1">certo</text:span></text:p>
        </text:list-item>
        <text:list-item>
          <text:p text:style-name="P8">a –<text:span text:style-name="T4"> </text:span><text:span text:style-name="T1">certo</text:span></text:p>
        </text:list-item>
      </text:list>
      <text:p text:style-name="P9"/>
      <text:p text:style-name="P21">Acertei 17</text:p>
      <text:p text:style-name="P21">Errei 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8:57:51.705270323</meta:creation-date>
    <meta:generator>LibreOffice/7.3.7.2$Linux_X86_64 LibreOffice_project/30$Build-2</meta:generator>
    <dc:date>2023-08-01T22:08:52.631992487</dc:date>
    <meta:editing-duration>PT10M46S</meta:editing-duration>
    <meta:editing-cycles>2</meta:editing-cycles>
    <meta:document-statistic meta:table-count="0" meta:image-count="0" meta:object-count="0" meta:page-count="1" meta:paragraph-count="28" meta:word-count="106" meta:character-count="393" meta:non-whitespace-character-count="331"/>
  </office:meta>
</office:document-meta>
</file>